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6acc0" officeooo:paragraph-rsid="0006acc0"/>
    </style:style>
    <style:style style:name="P2" style:family="paragraph" style:parent-style-name="Heading_20_2">
      <style:paragraph-properties fo:line-height="150%"/>
      <style:text-properties style:font-name="Arial" officeooo:paragraph-rsid="000bbc9a"/>
    </style:style>
    <style:style style:name="P3" style:family="paragraph" style:parent-style-name="Heading_20_2">
      <style:text-properties style:font-name="Arial" officeooo:paragraph-rsid="000bbc9a"/>
    </style:style>
    <style:style style:name="P4" style:family="paragraph" style:parent-style-name="Heading_20_2">
      <style:text-properties officeooo:paragraph-rsid="000bbc9a"/>
    </style:style>
    <style:style style:name="P5" style:family="paragraph" style:parent-style-name="Heading_20_4">
      <style:text-properties officeooo:paragraph-rsid="000bbc9a"/>
    </style:style>
    <style:style style:name="P6" style:family="paragraph" style:parent-style-name="Standard">
      <style:paragraph-properties fo:line-height="150%"/>
      <style:text-properties style:font-name="Arial" officeooo:rsid="0018e959" officeooo:paragraph-rsid="000bbc9a"/>
    </style:style>
    <style:style style:name="P7" style:family="paragraph" style:parent-style-name="Standard">
      <style:paragraph-properties fo:line-height="150%"/>
      <style:text-properties style:font-name="Arial" officeooo:paragraph-rsid="000bbc9a"/>
    </style:style>
    <style:style style:name="P8" style:family="paragraph" style:parent-style-name="Standard">
      <style:paragraph-properties fo:line-height="150%"/>
      <style:text-properties style:font-name="Arial" officeooo:rsid="0026c0a2" officeooo:paragraph-rsid="000bbc9a"/>
    </style:style>
    <style:style style:name="P9" style:family="paragraph" style:parent-style-name="Standard">
      <style:paragraph-properties fo:line-height="150%"/>
      <style:text-properties style:font-name="Arial" officeooo:rsid="0019d7f0" officeooo:paragraph-rsid="000bbc9a"/>
    </style:style>
    <style:style style:name="P10" style:family="paragraph" style:parent-style-name="Standard">
      <style:paragraph-properties fo:line-height="150%"/>
      <style:text-properties style:font-name="Arial" officeooo:rsid="001b710f" officeooo:paragraph-rsid="000bbc9a"/>
    </style:style>
    <style:style style:name="P11" style:family="paragraph" style:parent-style-name="Text_20_body">
      <style:text-properties officeooo:rsid="00248f39" officeooo:paragraph-rsid="000bbc9a"/>
    </style:style>
    <style:style style:name="P12" style:family="paragraph" style:parent-style-name="Text_20_body">
      <style:text-properties officeooo:rsid="001b710f" officeooo:paragraph-rsid="000bbc9a"/>
    </style:style>
    <style:style style:name="P13" style:family="paragraph" style:parent-style-name="Text_20_body">
      <style:text-properties officeooo:rsid="001d2072" officeooo:paragraph-rsid="000bbc9a"/>
    </style:style>
    <style:style style:name="P14" style:family="paragraph" style:parent-style-name="Text_20_body">
      <style:text-properties officeooo:rsid="002093c7" officeooo:paragraph-rsid="000bbc9a"/>
    </style:style>
    <style:style style:name="P15" style:family="paragraph" style:parent-style-name="Text_20_body">
      <style:text-properties officeooo:rsid="0025221f" officeooo:paragraph-rsid="000bbc9a"/>
    </style:style>
    <style:style style:name="P16" style:family="paragraph" style:parent-style-name="Text_20_body">
      <style:text-properties officeooo:rsid="0022090a" officeooo:paragraph-rsid="000bbc9a"/>
    </style:style>
    <style:style style:name="P17" style:family="paragraph" style:parent-style-name="Text_20_body">
      <style:text-properties officeooo:rsid="00236b28" officeooo:paragraph-rsid="000bbc9a"/>
    </style:style>
    <style:style style:name="P18" style:family="paragraph" style:parent-style-name="Text_20_body">
      <style:text-properties officeooo:rsid="0027da53" officeooo:paragraph-rsid="000bbc9a"/>
    </style:style>
    <style:style style:name="P19" style:family="paragraph" style:parent-style-name="Title">
      <style:paragraph-properties fo:line-height="150%"/>
      <style:text-properties style:font-name="Arial" officeooo:paragraph-rsid="000bbc9a"/>
    </style:style>
    <style:style style:name="T1" style:family="text">
      <style:text-properties officeooo:rsid="0006e117"/>
    </style:style>
    <style:style style:name="T2" style:family="text">
      <style:text-properties officeooo:rsid="0029ca80"/>
    </style:style>
    <style:style style:name="T3" style:family="text">
      <style:text-properties fo:font-weight="bold" style:font-weight-asian="bold" style:font-weight-complex="bold"/>
    </style:style>
    <style:style style:name="T4" style:family="text">
      <style:text-properties officeooo:rsid="0019d7f0"/>
    </style:style>
    <style:style style:name="T5" style:family="text">
      <style:text-properties officeooo:rsid="001eb673"/>
    </style:style>
    <style:style style:name="T6" style:family="text">
      <style:text-properties officeooo:rsid="0025f48a"/>
    </style:style>
    <style:style style:name="T7" style:family="text">
      <style:text-properties officeooo:rsid="0027da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1. Realizar unha clasificación de todos os elementos mencionados no enunciado segundo sexan: elementos de identificación, navegación, contido ou interacción</text:h>
      <text:p text:style-name="P1">Identificación: nome do establecemento, </text:p>
      <text:p text:style-name="P1">Navegación: as distintas seccións</text:p>
      <text:p text:style-name="P1">Contido: os produtos elaborados, a localización e contacto da empresa</text:p>
      <text:p text:style-name="P1">Interacción: o botón de cambiar idioma</text:p>
      <text:h text:style-name="Heading_20_4" text:outline-level="4">2. Indica cal é o tipo de estrutura de navegación máis adecuado e explica o motivo. Xustifica a elección da paleta de cores. Elabora un bosquexo para smartphone.</text:h>
      <text:p text:style-name="P1">Opino que un deseño en forma de Z sería o máis adecuado, xa que vai a páxina vai a estar centrada nos productos e non vai a ter moito texto.</text:p>
      <text:p text:style-name="P1">A paleta de cores que vou a elixir vai ser un mix de amarelo, branco e negro. O branco e o negro compleméntanse ben e facilitan a lectura de texto, mentres que o amarelo engadirá un acento e está asociado ao produto, xa que o trigo e algúns pans son desa cor. <text:span text:style-name="T1">Isto tamén fará que a páxina apareza máis “divertida” e cálida ao público.</text:span></text:p>
      <text:h text:style-name="Heading_20_4" text:outline-level="4">3. Elabora un wireframe para PC e para Smartphone</text:h>
      <text:p text:style-name="Text_20_body"/>
      <text:p text:style-name="Text_20_body"/>
      <text:p text:style-name="P19">Guía de Estilo<text:span text:style-name="T2">s</text:span></text:p>
      <text:h text:style-name="P2" text:outline-level="2">Fontes</text:h>
      <text:p text:style-name="P6">Toda a páxina debe empregar a fonte “Poppins”, nos seguintes formatos:</text:p>
      <text:p text:style-name="P7"><text:span text:style-name="T3">Logo:</text:span> debe ter tamaño e grosor default H1</text:p>
      <text:p text:style-name="P7"><text:span text:style-name="T3">Menú de contidos: </text:span>tamaño 20px, grosor 600</text:p>
      <text:p text:style-name="P7"><text:span text:style-name="T3">Títulos: </text:span>tamaño h2 en xx-large</text:p>
      <text:p text:style-name="P7"><text:span text:style-name="T3">Parágrafos e táboas:</text:span> tamaño large</text:p>
      <text:p text:style-name="P7"><text:span text:style-name="T3">Footer:</text:span> tamaño larger, grosor bold</text:p>
      <text:p text:style-name="P8">A fonte debe ser negra en contraste con branco e dourad, e branca en contraste con negro.</text:p>
      <text:p text:style-name="P7"/>
      <text:h text:style-name="P3" text:outline-level="2"><text:soft-page-break/>Gama de cores</text:h>
      <text:p text:style-name="P6">Empregaránse só 3 cores principais:</text:p>
      <text:p text:style-name="P6">Negro: <text:span text:style-name="T4">rgb</text:span>( 0, 0, 0) <text:span text:style-name="T4">coma cor principal</text:span></text:p>
      <text:p text:style-name="P6">Branco: rgb( 255, 255, 255) <text:span text:style-name="T4">coma cor secundaria</text:span></text:p>
      <text:p text:style-name="P9">Dourado: rgb( 255, 215, 0) coma cor de realce</text:p>
      <text:h text:style-name="P4" text:outline-level="2">Estrutura</text:h>
      <text:p text:style-name="P10">A páxina ten unha estrutura semellante a unha en forma de Z, principalmente vertical.</text:p>
      <text:p text:style-name="P10">O deseño trata de ser o máis sinxelo posible para facilitar a navegación e a accesibilidade, e a súa vez, dirixindo o punto de atención cara o contido, que se atopará no centro.</text:p>
      <text:h text:style-name="P4" text:outline-level="2">Deseño</text:h>
      <text:h text:style-name="P5" text:outline-level="4">Encabezamento</text:h>
      <text:p text:style-name="P12">O primeiro elemento que se ve é un encabezamento, que contén o logo da páxina e máis un pequeno menú para cambiar o idioma. O logo situaráse na parte esquerda, mentras que o menú de idiomas estará no lado oposto e nun tamaño moito menor. <text:span text:style-name="T5">Terá un padding de 10px a cada lado.</text:span></text:p>
      <text:h text:style-name="P5" text:outline-level="4">Menú de contidos</text:h>
      <text:p text:style-name="P12">Xusto debaixo do encabezado atópase un menú de contidos co que navegar a páxina. Este ocupará toda a anchura da páxina coma o encabezamento, pero sendo máis fino. Os menús deben estar centrados no medio e co espazo arredor sendo igual. <text:span text:style-name="T5">Debe ter un padding de 7px arriba e abaixo</text:span></text:p>
      <text:h text:style-name="P5" text:outline-level="4">Contido</text:h>
      <text:p text:style-name="P12">O contido pode ser de dous tipos:</text:p>
      <text:p text:style-name="P12">Dividido en dúas columnas – A primeira columna deberá conter o texto relevante, mentres que a segunda será unha imaxe ou un embed para acompañalo.</text:p>
      <text:p text:style-name="P12">Táboa – O contido estará composto por unha taboa composta por 4-5 elementos por fila. Estes elementos deben ter unha imaxe do producto e o seu nome debaixo, sobre unha cor de realce. Todas as imaxes deben ter un aspecto cadrado de 1:1.</text:p>
      <text:h text:style-name="P5" text:outline-level="4">Footer</text:h>
      <text:p text:style-name="P13">O footer terá na marxe esquerda un link á páxina de ubicación, xunto cunha icona de ubicación, e un número de teléfono cunha icona dun teléfono na parte dereita. <text:span text:style-name="T5">A súa altura será de 50px, con paddings esquerdo e dereito de 40px, arriba 15px e abaixo 20px.</text:span></text:p>
      <text:p text:style-name="P13"/>
      <text:p text:style-name="P13">**<text:span text:style-name="T5">A páxina enteira non poderá ter unha anchura superior aos 1000px, xa que en pantallas ultrawide quedaría mal e alongaría demasiado o contido. Desta maneira, sempre teremos un tamaño aceptable na maioria de dispositivos non-móbiles e estará centrada.</text:span></text:p>
      <text:h text:style-name="P4" text:outline-level="2"><text:soft-page-break/>Imaxes</text:h>
      <text:p text:style-name="P14">Nas páxinas cuxo contido está dividido en dúas columnas, as imaxes deberán ocupar idealmente a metade do contido. Non terán unha proporción definida pero idealmente serían cadradas.</text:p>
      <text:p text:style-name="P14">Nas de táboas, cada imaxe debe ocupar 1/n (sendo n o número de elementos nesa fila) do ancho, sendo esta mesma medida igual para a altura (xa que estas imaxes deben ser cadradas).</text:p>
      <text:p text:style-name="P15">Os formatos admitidos son -&gt; .jpg .png .web<text:span text:style-name="T6">p</text:span></text:p>
      <text:h text:style-name="P4" text:outline-level="2">Botóns</text:h>
      <text:p text:style-name="P16">Todos os hipervínculos deben quedar subliñados cando se fai hover sobre eles. Se nos atopamos na páxina correspondente ao menú de seccións, ese elemento do menú de seccións débese atopar subliñado, para indicar ao usuario onde se atopa.</text:p>
      <text:h text:style-name="P4" text:outline-level="2">Logotipos</text:h>
      <text:p text:style-name="P17">Só se empregará o logotipo <text:span text:style-name="T7">da páxina</text:span> no encabezamento, co estilo de fonte indicado anteriormente.</text:p>
      <text:p text:style-name="P18">O footer contará con dous logotipos en formato .svg limitados a 35px.</text:p>
      <text:h text:style-name="P4" text:outline-level="2">Accesibilidade</text:h>
      <text:p text:style-name="P11">Toda a páxina está enfocada cara a accesibilidade, tendo os elementos de navegación moi visibles e en grande, rodeando ao conti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l"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master-page-name="">
      <style:paragraph-properties fo:line-height="200%" fo:text-align="center" style:justify-single-word="false" style:register-true="true" style:page-number="auto">
        <style:tab-stops/>
      </style:paragraph-properties>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9:37:47.798599500</meta:creation-date>
    <meta:generator>LibreOffice/7.3.7.2$Linux_X86_64 LibreOffice_project/30$Build-2</meta:generator>
    <dc:date>2023-10-09T10:55:07.271408785</dc:date>
    <meta:editing-duration>PT45M34S</meta:editing-duration>
    <meta:editing-cycles>2</meta:editing-cycles>
    <meta:document-statistic meta:table-count="0" meta:image-count="0" meta:object-count="0" meta:page-count="3" meta:paragraph-count="49" meta:word-count="745" meta:character-count="4321" meta:non-whitespace-character-count="3622"/>
  </office:meta>
</office:document-meta>
</file>